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Horizontal_20_Line">
      <style:text-properties fo:font-size="18pt" style:font-size-asian="18pt" style:font-size-complex="18pt"/>
    </style:style>
    <style:style style:name="T1" style:family="text">
      <style:text-properties officeooo:rsid="000a4c0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<text:span text:style-name="T1">D</text:span>1 - Les entrées sorties</text:p>
      <text:h text:style-name="Heading_20_4" text:outline-level="4">Exercice n° 1</text:h>
      <text:p text:style-name="Text_20_body">Taper et compiler l'exemple du cours. Écrire la ligne de compilation permettant de construire un fichier exécutable de nom <text:span text:style-name="Teletype">exo1</text:span> à partir du fichier source <text:span text:style-name="Teletype">exo1.c</text:span>. Le compilateur devra afficher toutes les erreurs et les <text:span text:style-name="Emphasis">warnings</text:span>. </text:p>
      <text:h text:style-name="Heading_20_4" text:outline-level="4">Exercice n° 2</text:h>
      <text:p text:style-name="Text_20_body">Écrire un programme qui saisit un entier et qui affiche sa valeur absolue. </text:p>
      <text:h text:style-name="Heading_20_4" text:outline-level="4">Exercice n° 3</text:h>
      <text:p text:style-name="Text_20_body">Écrire un programme qui saisit des entiers positifs. Le programme s'arrête dès qu'un entier négatif est saisi. Il affiche alors le nombre d'entiers positifs qui ont été saisis. </text:p>
      <text:h text:style-name="Heading_20_4" text:outline-level="4">Exercice n° 4</text:h>
      <text:p text:style-name="Text_20_body">Modifier le programme précédent pour qu'il s'arrête quand ce qui est saisi n'est pas un entier. </text:p>
      <text:h text:style-name="Heading_20_4" text:outline-level="4">Exercice n° 5</text:h>
      <text:p text:style-name="Text_20_body">Modifier le programme de l'exercice précédent pour qu'il affiche le plus grand entier qui a été saisi et la somme des tous les entiers saisis. </text:p>
      <text:h text:style-name="Heading_20_4" text:outline-level="4">Exercice n° 6</text:h>
      <text:p text:style-name="Text_20_body">Écrire le fichier source complet d'un programme permettant à l'utilisateur d'entrer un caractère quelconque au clavier et affichant ce caractère et son code ASCII avant de passer à la ligne. </text:p>
      <text:h text:style-name="Heading_20_4" text:outline-level="4">Exercice n° 7</text:h>
      <text:p text:style-name="Text_20_body">Perfectionner le programme précédent pour : </text:p>
      <text:list xml:id="list2730303125" text:style-name="L1">
        <text:list-item>
          <text:p text:style-name="P2">qu'il précise si le caractère entré est une lettre minuscule, majuscule, un chiffre, ou un autre type de caractère. </text:p>
        </text:list-item>
        <text:list-item>
          <text:p text:style-name="P1">qu'il répète la saisie et l'affichage d'un caractère tant que celui-ci n'est pas <text:span text:style-name="Teletype">&lt;ESC&gt;</text:span>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eletype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0:59:50.875530524</meta:creation-date>
    <dc:date>2019-01-10T11:02:31.972865984</dc:date>
    <meta:editing-duration>PT2M41S</meta:editing-duration>
    <meta:editing-cycles>1</meta:editing-cycles>
    <meta:document-statistic meta:table-count="0" meta:image-count="0" meta:object-count="0" meta:page-count="1" meta:paragraph-count="17" meta:word-count="215" meta:character-count="1277" meta:non-whitespace-character-count="1072"/>
    <meta:generator>LibreOffice/6.0.6.2$Linux_X86_64 LibreOffice_project/00m0$Build-2</meta:generator>
  </office:meta>
</office:document-meta>
</file>